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Heading_20_2">
      <style:paragraph-properties fo:margin-top="0.25in" fo:margin-bottom="0.0835in" loext:contextual-spacing="false"/>
    </style:style>
    <style:style style:name="P4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5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j0tryty6kche"/>Sprint 1 Plan</text:p>
      <text:p text:style-name="P4"><text:bookmark text:name="_4gfe88dvxhnn"/>College Length Estimator Web Edition</text:p>
      <text:p text:style-name="P4"><text:bookmark text:name="_geydsrk871vr"/>Alpha Knights</text:p>
      <text:p text:style-name="P4"><text:bookmark text:name="_7mhjor1dyegt"/>Sprint Completion Date: 02/13/2017</text:p>
      <text:p text:style-name="P4"><text:bookmark text:name="_g87xzchvr1il"/>Revision Number: 0.1</text:p>
      <text:p text:style-name="P4"><text:bookmark text:name="_iqnvu7gzsl14"/>Revision Date: 01/26/2017</text:p>
      <text:p text:style-name="P3"><text:bookmark text:name="_j1t2kofc24kx"/>Goal:</text:p>
      <text:p text:style-name="P1">In Sprint 1, we plan to focus on implementing a database to hold current user information for a session, as well as work on establishing an interface for users to add and preview course information.</text:p>
      <text:p text:style-name="P1"/>
      <text:p text:style-name="P3"><text:bookmark text:name="_vnuwnpbsk3jm"/>Task Listing:</text:p>
      <text:p text:style-name="P1">User Story 1: As a developer, I want to keep track of courses added so that users can change it later. </text:p>
      <text:list xml:id="list1767712209934770082" text:style-name="WWNum1">
        <text:list-item>
          <text:p text:style-name="P2">Task 1: Create Courses table in DB (1 hour)</text:p>
        </text:list-item>
        <text:list-item>
          <text:p text:style-name="P2">Task 2: Create Courses Model, View, and Controller for CRUD operations (2 hours)</text:p>
        </text:list-item>
      </text:list>
      <text:p text:style-name="P1">Total for user story 1: 3 hours</text:p>
      <text:p text:style-name="P1"/>
      <text:p text:style-name="P1">User Story 2: As a student, I want to add a course so that I can keep track of it.</text:p>
      <text:p text:style-name="P1">Total for user story 2: 4 hours</text:p>
      <text:p text:style-name="P1"/>
      <text:p text:style-name="P1">User Story 3: As a student, I want to add course prerequisite so that I know which courses I can take in a current term.</text:p>
      <text:p text:style-name="P1">Total for user story 3: 2 hours</text:p>
      <text:p text:style-name="P1"><text:line-break/>User Story 4: As a student, I want to add a concurrent course so that I know what classes I need to take all together.</text:p>
      <text:p text:style-name="P1">Total for user story 4: 3 hours</text:p>
      <text:p text:style-name="P1"><text:line-break/>User Story 5: As a student, I want to specify what type of term I have for my college (Such as Quarter, Semester, etc) so that I know how to look at them each term relative to time.</text:p>
      <text:p text:style-name="P1">Total for user story 5: 2 hours</text:p>
      <text:p text:style-name="P1"><text:line-break/>User Story 6: As a student, I want to have a limit on the number of units per term so that I do not have too many courses in one term.</text:p>
      <text:p text:style-name="P1"><text:soft-page-break/>Total for user story 6: 1.5 hours</text:p>
      <text:p text:style-name="P1"><text:line-break/>User Story 7: As a student, I want to specify if a course can only be taken during a specific term so that I do not get them mixed up in terms that I cannot take it in.</text:p>
      <text:p text:style-name="P1">Total for user story 7: 2 hours</text:p>
      <text:p text:style-name="P1"><text:line-break/>User Story 8: As a student, I want to specify if I will be taking summer classes so that I have more options to consider for taking the course.</text:p>
      <text:p text:style-name="P1">Total for user story 8: 1 hours<text:line-break/></text:p>
      <text:p text:style-name="P3"><text:bookmark text:name="_l26l4lnk3je9"/>Team Roles:</text:p>
      <text:p text:style-name="P1">Tyler Schmidt: Developer</text:p>
      <text:p text:style-name="P1">Aiden McClelland: Developer</text:p>
      <text:p text:style-name="P1">James Huang: Developer</text:p>
      <text:p text:style-name="P1">Jinying Wu: Developer</text:p>
      <text:p text:style-name="P1">Luc Harvey: Developer</text:p>
      <text:p text:style-name="P1"/>
      <text:p text:style-name="P3"><text:bookmark text:name="_b0z0b5s4xfw6"/>Initial Task Assignment:</text:p>
      <text:p text:style-name="P1">Tyler Schmidt: User Story 2</text:p>
      <text:p text:style-name="P1">Aiden McClelland: </text:p>
      <text:p text:style-name="P1">James Huang: </text:p>
      <text:p text:style-name="P1">Jinying Wu: </text:p>
      <text:p text:style-name="P1">Luc Harvey: </text:p>
      <text:p text:style-name="P3"><text:bookmark text:name="_pon0j3ovpeai"/></text:p>
      <text:p text:style-name="P1"/>
      <text:p text:style-name="P3"><text:bookmark text:name="_9bqu1q5u7ooh"/>Initial Scrum Board:</text:p>
      <text:p text:style-name="P1">Can be found on TargetProcess <text:a xlink:type="simple" xlink:href="https://tauboard.com/v/52758768ef23b0524f46beb522140549" text:style-name="Internet_20_link" text:visited-style-name="Visited_20_Internet_20_Link"><text:span text:style-name="T2">here</text:span></text:a>.</text:p>
      <text:p text:style-name="P1"/>
      <text:p text:style-name="P3"><text:bookmark text:name="_bl22xgip5qtg"/>Scrum Times:</text:p>
      <text:p text:style-name="P1">Tuesday @ 5:30 PM</text:p>
      <text:p text:style-name="P1">Wednesday @ 9:15 AM</text:p>
      <text:p text:style-name="P1"><text:soft-page-break/>Thursday @ 5:30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5" meta:word-count="421" meta:character-count="2140" meta:non-whitespace-character-count="1755"/>
    <meta:generator>LibreOfficeDev/5.1.0.3$Linux_X86_64 LibreOffice_project/</meta:generator>
  </office:meta>
</office:document-meta>
</file>